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55308d" style:text-align-source="fix" style:repeat-content="false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55308d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f0041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77bc65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0c2cd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a1467e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d1d75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780373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5b277d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ackground-color="#3465a4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loxorz" table:style-name="ta1">
        <table:table-column table:style-name="co1" table:number-columns-repeated="10" table:default-cell-style-name="ce1"/>
        <table:table-column table:style-name="co1" table:number-columns-repeated="2" table:default-cell-style-name="ce11"/>
        <table:table-column table:style-name="co1" table:default-cell-style-name="ce1"/>
        <table:table-column table:style-name="co1" table:default-cell-style-name="ce11"/>
        <table:table-column table:style-name="co2" table:number-columns-repeated="6" table:default-cell-style-name="Default"/>
        <table:table-column table:style-name="co2" table:number-columns-repeated="5" table:default-cell-style-name="ce11"/>
        <table:table-column table:style-name="co2" table:number-columns-repeated="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1" table:number-columns-repeated="3" table:default-cell-style-name="ce11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style-name="ce1"/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ULURRURRRRRRDRDDDLLLDLDRULURD</text:p>
          </table:table-cell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style-name="ce1"/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/>
          <table:table-cell table:style-name="ce1"/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/>
          <table:table-cell table:style-name="ce11" table:number-columns-repeated="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LLDLDRULURD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6" office:value-type="float" office:value="1" calcext:value-type="float">
            <text:p>1</text:p>
          </table:table-cell>
          <table:table-cell/>
          <table:table-cell table:style-name="ce1"/>
          <table:table-cell table:number-columns-repeated="6"/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table:number-columns-repeated="2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7" office:value-type="float" office:value="1" calcext:value-type="float">
            <text:p>1</text:p>
          </table:table-cell>
          <table:table-cell/>
          <table:table-cell table:style-name="ce1"/>
          <table:table-cell table:number-columns-repeated="6"/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table:number-columns-repeated="2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14"/>
          <table:table-cell table:number-columns-repeated="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ree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2T17:16:26.524550671</dc:date>
    <meta:editing-duration>PT49M41S</meta:editing-duration>
    <meta:editing-cycles>2</meta:editing-cycles>
    <meta:generator>LibreOffice/7.4.2.3$Linux_X86_64 LibreOffice_project/40$Build-3</meta:generator>
    <meta:document-statistic meta:table-count="1" meta:cell-count="172" meta:object-count="0"/>
  </office:meta>
</office:document-meta>
</file>